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ok What They've Done To My Song<text:tab/></text:p>
      <text:p text:style-name="P1"/>
      <text:p text:style-name="P1">Four Ladies Chain “ and turn the girl you know</text:p>
      <text:p text:style-name="P1">Chain Them <text:s/>“right back home”</text:p>
      <text:p text:style-name="P1">Join Hands and Circle Left around you go</text:p>
      <text:p text:style-name="P1">Left Allemande and Weave the ring</text:p>
      <text:p text:style-name="P1"><text:s/>“Look what they've done to my song”</text:p>
      <text:p text:style-name="P1">You Swing your girl and Promenade</text:p>
      <text:p text:style-name="P1"><text:s/>“Its the only thing I've done half right &amp;</text:p>
      <text:p text:style-name="P1"><text:s text:c="2"/>“Its turned out all wrong</text:p>
      <text:p text:style-name="P1"><text:s text:c="2"/>“Look what they've done to my song”</text:p>
      <text:p text:style-name="P1"/>
      <text:p text:style-name="P1">Heads <text:s/>(Sides) Promenade half way round</text:p>
      <text:p text:style-name="P1">Down the middle &amp; Square Thru 4 <text:s/>round u go</text:p>
      <text:p text:style-name="P1">four hands and then <text:s/>Right &amp; Left Thru</text:p>
      <text:p text:style-name="P1">“turn the girls, Pass Thru, Trade By, Touch ¼</text:p>
      <text:p text:style-name="P1">ScootBack and ScootBack again and Swing</text:p>
      <text:p text:style-name="P1">Swing the corner girl and Promenade</text:p>
      <text:p text:style-name="P1"><text:s/>“Its the only thing I've done half right</text:p>
      <text:p text:style-name="P1"><text:s/>“&amp; it turned out all wrong”</text:p>
      <text:p text:style-name="P1"><text:s/>“Look what they've done to my song”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14T17:37:34.24</meta:creation-date>
    <dc:date>2018-06-15T18:05:03.52</dc:date>
    <meta:editing-duration>PT1H10M21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9" meta:word-count="144" meta:character-count="702"/>
  </office:meta>
</office:document-meta>
</file>